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P3" style:family="paragraph" style:parent-style-name="Heading_20_3">
      <style:text-properties officeooo:rsid="002d19c0" officeooo:paragraph-rsid="002d19c0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ircle Game</text:h>
      <text:p text:style-name="Heading_20_2">(<text:span text:style-name="T1">Joni Mitchell</text:span>)</text:p>
      <text:p text:style-name="P3">[VERSE 1]</text:p>
      <text:p text:style-name="P1">C <text:s text:c="10"/>F <text:s text:c="18"/>C</text:p>
      <text:p text:style-name="P1">Yesterday a child came out to wonder</text:p>
      <text:p text:style-name="P1">C <text:s text:c="13"/>F <text:s text:c="11"/>G</text:p>
      <text:p text:style-name="P1">Caught a dragonfly inside a jar </text:p>
      <text:p text:style-name="P1">C <text:s text:c="15"/>F <text:s text:c="14"/>Em</text:p>
      <text:p text:style-name="P1">Fearful when the sky was full of thunder </text:p>
      <text:p text:style-name="P1">F <text:s text:c="17"/>G <text:s text:c="11"/>C</text:p>
      <text:p text:style-name="P1">And tearful at the falling of a star </text:p>
      <text:p text:style-name="Heading_20_3"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2]</text:p>
      <text:p text:style-name="P1">C <text:s text:c="19"/>F <text:s text:c="18"/>C </text:p>
      <text:p text:style-name="P1">Then the child moved ten times round the seasons</text:p>
      <text:p text:style-name="P1">C <text:s text:c="10"/>F <text:s text:c="15"/>G</text:p>
      <text:p text:style-name="P1">Skated over ten clear frozen streams </text:p>
      <text:p text:style-name="P1">C <text:s text:c="21"/>F <text:s text:c="9"/>Em</text:p>
      <text:p text:style-name="P1">Words like when you're older must appease him </text:p>
      <text:p text:style-name="P1">F <text:s text:c="14"/>G <text:s text:c="15"/>C</text:p>
      <text:p text:style-name="P1">And promises of someday make his dreams</text:p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3]</text:p>
      <text:p text:style-name="P1">C <text:s text:c="18"/>F <text:s text:c="19"/>C </text:p>
      <text:p text:style-name="P1">Sixteen springs and sixteen summers gone now </text:p>
      <text:p text:style-name="P1">C <text:s text:c="17"/>F <text:s text:c="17"/>G</text:p>
      <text:p text:style-name="P1">Cartwheels turn to car wheels thru the town </text:p>
      <text:p text:style-name="P1">C <text:s text:c="26"/>F <text:s text:c="2"/></text:p>
      <text:p text:style-name="P1">And they tell him take your time</text:p>
      <text:p text:style-name="P1"><text:s text:c="12"/>Em</text:p>
      <text:p text:style-name="P1">it won't be long now</text:p>
      <text:p text:style-name="P1">F <text:s text:c="25"/>G <text:s text:c="15"/>C</text:p>
      <text:p text:style-name="P1">Till you drag your feet to slow the circles dow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4]</text:p>
      <text:p text:style-name="P1">C <text:s text:c="23"/>F <text:s text:c="13"/>C </text:p>
      <text:p text:style-name="P1">So the years spin by and now the boy is twenty </text:p>
      <text:p text:style-name="P1">C <text:s text:c="31"/>F <text:s text:c="14"/>G</text:p>
      <text:p text:style-name="P1">Though his dreams have lost some grandeur coming true</text:p>
      <text:p text:style-name="P1">C <text:s text:c="27"/>F <text:s text:c="16"/>Em</text:p>
      <text:p text:style-name="P1">There'll be new dreams maybe better dreams and plenty</text:p>
      <text:p text:style-name="P1">F <text:s text:c="14"/>G <text:s text:c="16"/>C</text:p>
      <text:p text:style-name="P1">Before the last revolving year is throug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4"/>C</text:p>
      <text:p text:style-name="P1">In the circle game</text:p>
      <text:p text:style-name="Heading_20_3">[OUTRO]</text:p>
      <text:p text:style-name="P1"><text:s text:c="7"/>Em <text:s text:c="7"/>F <text:s text:c="8"/>G <text:s text:c="8"/></text:p>
      <text:p text:style-name="P1">And go round and round and round </text:p>
      <text:p text:style-name="P1"><text:s text:c="14"/>C</text:p>
      <text:p text:style-name="P1">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0S</meta:editing-duration>
    <meta:editing-cycles>32</meta:editing-cycles>
    <meta:generator>LibreOffice/5.2.7.2$Linux_X86_64 LibreOffice_project/20m0$Build-2</meta:generator>
    <dc:title>Lyrics + Chords</dc:title>
    <dc:date>2017-10-14T07:58:48.687992923</dc:date>
    <meta:print-date>2017-04-03T12:23:29.985893000</meta:print-date>
    <meta:document-statistic meta:table-count="0" meta:image-count="0" meta:object-count="0" meta:page-count="4" meta:paragraph-count="105" meta:word-count="456" meta:character-count="3140" meta:non-whitespace-character-count="15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